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9cm" style:rel-column-width="7281*"/>
    </style:style>
    <style:style style:name="Tabela1.C" style:family="table-column">
      <style:table-column-properties style:column-width="1.889cm" style:rel-column-width="7280*"/>
    </style:style>
    <style:style style:name="Tabela1.I" style:family="table-column">
      <style:table-column-properties style:column-width="1.891cm" style:rel-column-width="728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.I1" style:family="table-cell" style:data-style-name="N0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2.I1" style:family="table-cell" style:data-style-name="N0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1" fo:font-size="14pt" fo:font-style="normal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 style:list-style-name="L1">
      <style:paragraph-properties fo:line-height="100%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00%">
        <style:tab-stops>
          <style:tab-stop style:position="0cm"/>
        </style:tab-stops>
      </style:paragraph-properties>
    </style:style>
    <style:style style:name="P12" style:family="paragraph" style:parent-style-name="Standard" style:list-style-name="L1">
      <style:paragraph-properties fo:line-height="100%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13" style:family="paragraph" style:parent-style-name="Standard" style:list-style-name="L1">
      <style:paragraph-properties fo:line-height="100%">
        <style:tab-stops>
          <style:tab-stop style:position="0cm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text-position="sub 58%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11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2" style:family="text">
      <style:text-properties style:font-name="Times New Roman1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3" style:family="text">
      <style:text-properties style:text-position="super 58%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5" style:family="text">
      <style:text-properties style:text-position="0% 100%"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1.</text:p>
      <text:p text:style-name="P2"/>
      <text:p text:style-name="P2">Wykorzystując program EXCEL lub. t.p.:</text:p>
      <text:p text:style-name="P2"><text:s/></text:p>
      <text:list xml:id="list5699162145832934697" text:style-name="L1">
        <text:list-item>
          <text:p text:style-name="P10">Skonstruować tablicę wartości pikseli dowolnego obrazu w odcieniach jasności od 0 do 7 (lub od 0 do15) o wymiarach co najmniej 10x10 pikseli, przedstawiającą wybrany obiekt w tle.</text:p>
        </text:list-item>
        <text:list-item>
          <text:p text:style-name="P10">Za pomocą wybranej palety odcieni szarości przedstawić ten obraz.</text:p>
        </text:list-item>
        <text:list-item>
          <text:p text:style-name="P10"><text:s/>Zbudować histogram tego obrazu <text:s/>(tablicę i wykres). </text:p>
        </text:list-item>
        <text:list-item>
          <text:p text:style-name="P10">Wykorzystując tę tablicę obliczyć parametry statystyczne obrazu: </text:p>
          <text:p text:style-name="P11"><text:span text:style-name="T1">- najmniejszą i największą <text:s/>wartość jasności (</text:span><text:span text:style-name="T2">j</text:span><text:span text:style-name="T6">min</text:span><text:span text:style-name="T2">, j</text:span><text:span text:style-name="T6">max</text:span><text:span text:style-name="T4">),</text:span></text:p>
          <text:p text:style-name="P11"><text:span text:style-name="T4">- kontrast </text:span><text:span text:style-name="T2">C</text:span><text:span text:style-name="T4">=</text:span><text:span text:style-name="T2">j</text:span><text:span text:style-name="T6">max</text:span><text:span text:style-name="T2">-j</text:span><text:span text:style-name="T6">min</text:span><text:span text:style-name="T4">, kontrast unormowany </text:span><text:span text:style-name="T2">C</text:span><text:span text:style-name="T6">u</text:span><text:span text:style-name="T4"> (w skali 0-100%),</text:span></text:p>
          <text:p text:style-name="P11"><text:span text:style-name="T4">- średnią jasność </text:span><text:span text:style-name="T3">J,</text:span></text:p>
          <text:p text:style-name="P11"><text:span text:style-name="T4">- medianę </text:span><text:span text:style-name="T2">Me </text:span><text:span text:style-name="T4">i modę (dominantę) </text:span><text:span text:style-name="T2">Mo</text:span><text:span text:style-name="T4">,</text:span></text:p>
          <text:p text:style-name="P11"><text:span text:style-name="T4">- </text:span><text:span text:style-name="T2"><text:s/></text:span><text:span text:style-name="T4">wariancję </text:span><text:span text:style-name="T9">σ</text:span><text:span text:style-name="T13">2</text:span><text:span text:style-name="T4"> i odchylenie standardowe </text:span><text:span text:style-name="T9">σ</text:span><text:span text:style-name="T4"> jasności, </text:span></text:p>
          <text:p text:style-name="P11"><text:span text:style-name="T4">- współczynnik zmiennosci <text:s/></text:span><text:span text:style-name="T2">W= </text:span><text:span text:style-name="T4">100(</text:span><text:span text:style-name="T9">σ/</text:span><text:span text:style-name="T10">J)</text:span><text:span text:style-name="T11"> </text:span><text:span text:style-name="T8">%,</text:span></text:p>
          <text:p text:style-name="P12"><text:span text:style-name="T12">- entropię obrazu</text:span><text:span text:style-name="T11"> H</text:span><text:span text:style-name="T12">.</text:span></text:p>
        </text:list-item>
        <text:list-item>
          <text:p text:style-name="P13">Na podstawie kształtu histogramu i obliczonych parametrów statystycznych obrazu scharakteryzować obraz pod kątem:</text:p>
          <text:p text:style-name="P13">- typu rozkładu jasności (obraz jasny/ciemny, wysoko /nisko kontrastowy), </text:p>
          <text:p text:style-name="P13">- szczegółowości (zróżnicowania), </text:p>
        </text:list-item>
        <text:list-item>
          <text:p text:style-name="P13">Scharakteryzować rozkład jasnosci obrazu pod kątem regularności/zaburzeń kształtu, symetrii i jedno-/dwu-modalnosci.</text:p>
        </text:list-item>
        <text:list-item>
          <text:p text:style-name="P11"><text:span text:style-name="T8">Oszacować możliwy zakres entropii obrazu (</text:span><text:span text:style-name="T11">H</text:span><text:span text:style-name="T7">min</text:span><text:span text:style-name="T15">,</text:span><text:span text:style-name="T14"> H</text:span><text:span text:style-name="T7">max</text:span><text:span text:style-name="T15">).</text:span><text:span text:style-name="T8"> </text:span></text:p>
        </text:list-item>
      </text:list>
      <text:p text:style-name="P3"/>
      <text:p text:style-name="P7">Zadanie 2.</text:p>
      <text:p text:style-name="P3">Dany jest histogram jasności (w skali od 0 do7) pewnego obrazu w postaci tabeli:</text:p>
      <text:p text:style-name="P3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5"/>
        <table:table-column table:style-name="Tabela1.I"/>
        <table:table-row>
          <table:table-cell table:style-name="Tabela1.A1" office:value-type="string">
            <text:p text:style-name="P9">j</text:p>
          </table:table-cell>
          <table:table-cell table:style-name="Tabela1.B1" office:value-type="float" office:value="0">
            <text:p text:style-name="P8">0</text:p>
          </table:table-cell>
          <table:table-cell table:style-name="Tabela1.B1" office:value-type="float" office:value="1">
            <text:p text:style-name="P8">1</text:p>
          </table:table-cell>
          <table:table-cell table:style-name="Tabela1.B1" office:value-type="float" office:value="2">
            <text:p text:style-name="P8">2</text:p>
          </table:table-cell>
          <table:table-cell table:style-name="Tabela1.B1" office:value-type="float" office:value="3">
            <text:p text:style-name="P8">3</text:p>
          </table:table-cell>
          <table:table-cell table:style-name="Tabela1.B1" office:value-type="float" office:value="4">
            <text:p text:style-name="P8">4</text:p>
          </table:table-cell>
          <table:table-cell table:style-name="Tabela1.B1" office:value-type="float" office:value="5">
            <text:p text:style-name="P8">5</text:p>
          </table:table-cell>
          <table:table-cell table:style-name="Tabela1.B1" office:value-type="float" office:value="6">
            <text:p text:style-name="P8">6</text:p>
          </table:table-cell>
          <table:table-cell table:style-name="Tabela1.I1" office:value-type="float" office:value="7">
            <text:p text:style-name="P8">7</text:p>
          </table:table-cell>
        </table:table-row>
        <table:table-row>
          <table:table-cell table:style-name="Tabela1.A2" office:value-type="string">
            <text:p text:style-name="P9">n<text:span text:style-name="T5">j</text:span></text:p>
          </table:table-cell>
          <table:table-cell table:style-name="Tabela1.B2" office:value-type="float" office:value="15">
            <text:p text:style-name="P8">15</text:p>
          </table:table-cell>
          <table:table-cell table:style-name="Tabela1.B2" office:value-type="float" office:value="35">
            <text:p text:style-name="P8">35</text:p>
          </table:table-cell>
          <table:table-cell table:style-name="Tabela1.B2" office:value-type="float" office:value="10">
            <text:p text:style-name="P8">10</text:p>
          </table:table-cell>
          <table:table-cell table:style-name="Tabela1.B2" office:value-type="float" office:value="7">
            <text:p text:style-name="P8">7</text:p>
          </table:table-cell>
          <table:table-cell table:style-name="Tabela1.B2" office:value-type="float" office:value="3">
            <text:p text:style-name="P8">3</text:p>
          </table:table-cell>
          <table:table-cell table:style-name="Tabela1.B2" office:value-type="float" office:value="20">
            <text:p text:style-name="P8">20</text:p>
          </table:table-cell>
          <table:table-cell table:style-name="Tabela1.B2" office:value-type="float" office:value="2">
            <text:p text:style-name="P8">2</text:p>
          </table:table-cell>
          <table:table-cell table:style-name="Tabela1.I2" office:value-type="float" office:value="8">
            <text:p text:style-name="P8">8</text:p>
          </table:table-cell>
        </table:table-row>
      </table:table>
      <text:p text:style-name="P4"><text:s/></text:p>
      <text:p text:style-name="P3">Wygładzić ten histogram (przyjąć współczynniki wygładzenia 3 i 5) i <text:s/>wyrównać go.</text:p>
      <text:p text:style-name="P3">Obliczyć i wykonać wykresy: histogramu źródłowego, wygładzonego (oba przypadki) i wyrównanego. Zinterpretować uzyskane wykresy.</text:p>
      <text:p text:style-name="P3"/>
      <text:p text:style-name="P7"/>
      <text:p text:style-name="P7">Zadanie 3.</text:p>
      <text:p text:style-name="P7"/>
      <text:p text:style-name="P3">Dany jest histogram jasności (w skali od 0 do7) pewnego obrazu w postaci tabeli:</text:p>
      <text:p text:style-name="P3"/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9">j</text:p>
          </table:table-cell>
          <table:table-cell table:style-name="Tabela2.B1" office:value-type="float" office:value="0">
            <text:p text:style-name="P8">0</text:p>
          </table:table-cell>
          <table:table-cell table:style-name="Tabela2.B1" office:value-type="float" office:value="1">
            <text:p text:style-name="P8">1</text:p>
          </table:table-cell>
          <table:table-cell table:style-name="Tabela2.B1" office:value-type="float" office:value="2">
            <text:p text:style-name="P8">2</text:p>
          </table:table-cell>
          <table:table-cell table:style-name="Tabela2.B1" office:value-type="float" office:value="3">
            <text:p text:style-name="P8">3</text:p>
          </table:table-cell>
          <table:table-cell table:style-name="Tabela2.B1" office:value-type="float" office:value="4">
            <text:p text:style-name="P8">4</text:p>
          </table:table-cell>
          <table:table-cell table:style-name="Tabela2.B1" office:value-type="float" office:value="5">
            <text:p text:style-name="P8">5</text:p>
          </table:table-cell>
          <table:table-cell table:style-name="Tabela2.B1" office:value-type="float" office:value="6">
            <text:p text:style-name="P8">6</text:p>
          </table:table-cell>
          <table:table-cell table:style-name="Tabela2.I1" office:value-type="float" office:value="7">
            <text:p text:style-name="P8">7</text:p>
          </table:table-cell>
        </table:table-row>
        <table:table-row>
          <table:table-cell table:style-name="Tabela2.A2" office:value-type="string">
            <text:p text:style-name="P9">n<text:span text:style-name="T5">j</text:span></text:p>
          </table:table-cell>
          <table:table-cell table:style-name="Tabela2.B2" office:value-type="float" office:value="0">
            <text:p text:style-name="P8">0</text:p>
          </table:table-cell>
          <table:table-cell table:style-name="Tabela2.B2" office:value-type="float" office:value="0">
            <text:p text:style-name="P8">0</text:p>
          </table:table-cell>
          <table:table-cell table:style-name="Tabela2.B2" office:value-type="float" office:value="36">
            <text:p text:style-name="P8">36</text:p>
          </table:table-cell>
          <table:table-cell table:style-name="Tabela2.B2" office:value-type="float" office:value="17">
            <text:p text:style-name="P8">17</text:p>
          </table:table-cell>
          <table:table-cell table:style-name="Tabela2.B2" office:value-type="float" office:value="21">
            <text:p text:style-name="P8">21</text:p>
          </table:table-cell>
          <table:table-cell table:style-name="Tabela2.B2" office:value-type="float" office:value="12">
            <text:p text:style-name="P8">12</text:p>
          </table:table-cell>
          <table:table-cell table:style-name="Tabela2.B2" office:value-type="float" office:value="14">
            <text:p text:style-name="P8">14</text:p>
          </table:table-cell>
          <table:table-cell table:style-name="Tabela2.I2" office:value-type="float" office:value="0">
            <text:p text:style-name="P8">0</text:p>
          </table:table-cell>
        </table:table-row>
      </table:table>
      <text:p text:style-name="P4"/>
      <text:p text:style-name="P3">Zbudować tablicę LUT dla tego obrazu, która będzie transformować jego jasnosci do pełnej skali (od 0 do 7). Wykonać tabelę i wykres nowego histogramu.</text:p>
      <text:p text:style-name="P3"/>
      <text:p text:style-name="P7"/>
      <text:p text:style-name="P7">Uwagi</text:p>
      <text:p text:style-name="P6">Zadania są obowiązkowe. Rozwiązania proszę wysyłać na adres <text:a xlink:type="simple" xlink:href="mailto:jniewczas@kul.pl">jniewczas@kul.pl</text:a></text:p>
      <text:p text:style-name="P6">do dnia 30.11.2015 roku włącznie.</text:p>
      <text:p text:style-name="P6"><text:soft-page-break/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zy Niewczas</meta:initial-creator>
    <meta:creation-date>2015-11-15T12:14:58.16</meta:creation-date>
    <dc:date>2015-11-16T17:55:36.50</dc:date>
    <dc:creator>Jerzy Niewczas</dc:creator>
    <meta:editing-duration>PT3H1M53S</meta:editing-duration>
    <meta:editing-cycles>11</meta:editing-cycles>
    <meta:generator>OpenOffice/4.0.1$Win32 OpenOffice.org_project/401m5$Build-9714</meta:generator>
    <meta:document-statistic meta:table-count="2" meta:image-count="0" meta:object-count="0" meta:page-count="2" meta:paragraph-count="67" meta:word-count="287" meta:character-count="1809"/>
  </office:meta>
</office:document-meta>
</file>